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3e50" draw:fill="solid" draw:fill-color="#ecf0f1" draw:textarea-horizontal-align="justify" draw:textarea-vertical-align="middle" draw:auto-grow-height="false" fo:min-height="1.05cm" fo:min-width="5.8cm"/>
    </style:style>
    <style:style style:name="gr2" style:family="graphic" style:parent-style-name="standard">
      <style:graphic-properties svg:stroke-color="#2c3e50" draw:fill="solid" draw:fill-color="#ecf0f1" draw:textarea-horizontal-align="justify" draw:textarea-vertical-align="top" draw:auto-grow-height="false" fo:min-height="2.45cm" fo:min-width="2.6cm"/>
    </style:style>
    <style:style style:name="gr3" style:family="graphic" style:parent-style-name="standard">
      <style:graphic-properties svg:stroke-color="#2c3e50" draw:fill="solid" draw:fill-color="#ecf0f1" draw:textarea-horizontal-align="justify" draw:textarea-vertical-align="middle" draw:auto-grow-height="false" fo:min-height="1.05cm" fo:min-width="2cm"/>
    </style:style>
    <style:style style:name="gr4" style:family="graphic" style:parent-style-name="standard">
      <style:graphic-properties svg:stroke-color="#2c3e50" draw:fill="solid" draw:fill-color="#ecf0f1" draw:textarea-horizontal-align="justify" draw:textarea-vertical-align="top" draw:auto-grow-height="false" fo:min-height="2.45cm" fo:min-width="5.8cm"/>
    </style:style>
    <style:style style:name="gr5" style:family="graphic" style:parent-style-name="standard">
      <style:graphic-properties svg:stroke-color="#2c3e50" draw:fill="solid" draw:fill-color="#ecf0f1" draw:textarea-horizontal-align="justify" draw:textarea-vertical-align="middle" draw:auto-grow-height="false" fo:min-height="1.05cm" fo:min-width="2.3cm"/>
    </style:style>
    <style:style style:name="gr6" style:family="graphic" style:parent-style-name="standard">
      <style:graphic-properties svg:stroke-color="#2c3e50" draw:textarea-vertical-align="middle"/>
    </style:style>
    <style:style style:name="P1" style:family="paragraph">
      <style:paragraph-properties fo:text-align="center"/>
      <style:text-properties fo:font-style="normal" style:font-style-asian="normal" style:font-style-complex="normal"/>
    </style:style>
    <style:style style:name="P2" style:family="paragraph">
      <loext:graphic-properties draw:fill="solid" draw:fill-color="#ecf0f1"/>
      <style:paragraph-properties fo:text-align="center"/>
      <style:text-properties fo:color="#2c3e50" fo:font-size="18pt" fo:font-style="normal" style:font-size-asian="18pt" style:font-style-asian="normal" style:font-size-complex="18pt" style:font-style-complex="normal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cf0f1"/>
      <style:paragraph-properties fo:text-align="center"/>
      <style:text-properties fo:color="#2c3e50" fo:font-size="18pt" style:font-size-asian="18pt" style:font-size-complex="18pt"/>
    </style:style>
    <style:style style:name="P5" style:family="paragraph">
      <loext:graphic-properties draw:fill="solid" draw:fill-color="#ecf0f1"/>
      <style:paragraph-properties fo:text-align="center"/>
      <style:text-properties fo:color="#2c3e50" fo:font-size="14pt" style:font-size-asian="14pt" style:font-size-complex="14pt"/>
    </style:style>
    <style:style style:name="T1" style:family="text">
      <style:text-properties fo:color="#2c3e50" fo:font-size="14pt" fo:font-style="normal" style:font-size-asian="14pt" style:font-style-asian="normal" style:font-size-complex="14pt" style:font-style-complex="normal"/>
    </style:style>
    <style:style style:name="T2" style:family="text">
      <style:text-properties fo:color="#2c3e50" fo:font-size="18pt" style:font-size-asian="18pt" style:font-size-complex="18pt"/>
    </style:style>
    <style:style style:name="T3" style:family="text">
      <style:text-properties fo:color="#2c3e5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6.3cm" svg:height="1.3cm" svg:x="1.9cm" svg:y="11.1cm">
          <text:p text:style-name="P1"><text:span text:style-name="T1">Audio 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cm" svg:height="2.7cm" svg:x="1.9cm" svg:y="1.2cm">
          <text:p text:style-name="P3"><text:span text:style-name="T2">App 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2.5cm" svg:height="1.3cm" svg:x="2.2cm" svg:y="2.4cm">
          <text:p text:style-name="P3"><text:span text:style-name="T3">libpul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6.3cm" svg:height="2.7cm" svg:x="1.8cm" svg:y="7.8cm">
          <text:p text:style-name="P3"><text:span text:style-name="T2">Kerne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2.8cm" svg:height="1.3cm" svg:x="3.65cm" svg:y="8.9cm">
          <text:p text:style-name="P3"><text:span text:style-name="T3">Alsa</text:span></text:p>
          <text:p text:style-name="P3"><text:span text:style-name="T3">Driver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5.05cm" svg:y1="10.2cm" svg:x2="5.05cm" svg:y2="11.1cm" draw:start-shape="id1" draw:start-glue-point="2" draw:end-shape="id2" draw:end-glue-point="0" svg:d="M5050 10200v900" svg:viewBox="0 0 1 901">
          <text:p/>
        </draw:connector>
        <draw:custom-shape draw:style-name="gr2" draw:text-style-name="P4" draw:layer="layout" svg:width="3.1cm" svg:height="2.7cm" svg:x="5.1cm" svg:y="1.2cm">
          <text:p text:style-name="P3"><text:span text:style-name="T2">App 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cm" svg:height="1.3cm" svg:x="5.4cm" svg:y="2.4cm">
          <text:p text:style-name="P3"><text:span text:style-name="T3">libpulse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.45cm" svg:y1="3.7cm" svg:x2="3.451cm" svg:y2="4.524cm" draw:start-shape="id3" draw:start-glue-point="2" svg:d="M3450 3700v663h1v161" svg:viewBox="0 0 2 825">
          <text:p/>
        </draw:connector>
        <draw:connector draw:style-name="gr6" draw:text-style-name="P3" draw:layer="layout" svg:x1="6.6cm" svg:y1="3.7cm" svg:x2="6.601cm" svg:y2="4.524cm" svg:d="M6600 3700v663h1v161" svg:viewBox="0 0 2 825">
          <text:p/>
        </draw:connector>
        <draw:custom-shape draw:style-name="gr4" draw:text-style-name="P4" draw:layer="layout" svg:width="6.3cm" svg:height="2.7cm" svg:x="1.9cm" svg:y="4.5cm">
          <text:p text:style-name="P3"><text:span text:style-name="T2">PulseAudi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2.8cm" svg:height="1.3cm" svg:x="3.55cm" svg:y="5.6cm">
          <text:p text:style-name="P3"><text:span text:style-name="T3">libalsa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4.95cm" svg:y1="6.9cm" svg:x2="4.95cm" svg:y2="7.8cm" draw:start-shape="id4" draw:start-glue-point="2" draw:end-shape="id5" draw:end-glue-point="0" svg:d="M4950 6900v900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4T19:50:28.669302881</meta:creation-date>
    <dc:date>2015-10-24T14:25:12.385141396</dc:date>
    <meta:editing-duration>PT39M19S</meta:editing-duration>
    <meta:editing-cycles>7</meta:editing-cycles>
    <meta:generator>LibreOffice/4.4.3.2$Linux_X86_64 LibreOffice_project/40m0$Build-2</meta:generator>
    <meta:document-statistic meta:object-count="13"/>
  </office:meta>
</office:document-meta>
</file>